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MessageConverterTests.fromMessageNo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MessageConverterTests.fromMessageWith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MessageConverterTests.fromMessageWithFailed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